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>
      <style:text-properties style:text-position=""/>
    </style:style>
    <style:style style:name="ce28" style:family="table-cell" style:parent-style-name="Default"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2" style:family="table-cell" style:parent-style-name="Default">
      <style:text-properties style:text-position="" fo:font-style="italic" style:font-style-asian="italic" style:font-style-complex="italic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transparen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fo:font-style="italic" style:font-name-asian="Wingdings" style:font-style-asian="italic" style:font-name-complex="Wingdings" style:font-style-complex="italic"/>
    </style:style>
    <style:style style:name="ce71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 fo:font-style="italic" style:font-style-asian="italic" style:font-style-complex="italic"/>
    </style:style>
    <style:style style:name="ce72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  <style:text-properties style:text-position=""/>
    </style:style>
    <style:style style:name="ce77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style:vertical-align="automatic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wrap-option="wrap"/>
      <style:text-properties style:text-position=""/>
    </style: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09"/>
    <style:style style:name="ce14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7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8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183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186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18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8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 style:data-style-name="N109">
      <style:table-cell-properties style:vertical-align="automatic"/>
    </style:style>
    <style:style style:name="ce19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>
      <style:table-cell-properties style:vertical-align="automatic"/>
    </style:style>
    <style:style style:name="ce19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5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9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0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0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06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7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1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1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number-columns-repeated="3" table:default-cell-style-name="ce134"/>
        <table:table-column table:style-name="co22" table:default-cell-style-name="ce134"/>
        <table:table-column table:style-name="co23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office:value-type="string" calcext:value-type="string">
            <text:p>The YAT story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1" calcext:value-type="float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Regress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0])" office:value-type="time" office:time-value="PT11H30M00S" calcext:value-type="time">
            <text:p>11:30</text:p>
          </table:table-cell>
          <table:table-cell table:style-name="ce47" table:formula="of:=['0. Overview'.$J$3]" office:value-type="time" office:time-value="PT00H00M00S" calcext:value-type="time">
            <text:p>00:00</text:p>
          </table:table-cell>
          <table:table-cell table:style-name="ce53" table:formula="of:=MAX([.I4:.I65530])" office:value-type="time" office:time-value="PT11H30M00S" calcext:value-type="time">
            <text:p>11:30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coding style check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4])+[.G5]" office:value-type="time" office:time-value="PT01H00M00S" calcext:value-type="time">
            <text:p>01:0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1.1.1." calcext:value-type="string">
            <text:p>1.1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ssembly checks</text:p>
          </table:table-cell>
          <table:table-cell table:style-name="ce37"/>
          <table:table-cell table:style-name="ce49" office:value-type="time" office:time-value="PT02H00M00S" calcext:value-type="time">
            <text:p>02:00</text:p>
          </table:table-cell>
          <table:table-cell table:style-name="ce55"/>
          <table:table-cell table:style-name="ce49" table:formula="of:=MAX([.I$1:.I13])+[.G14]" office:value-type="time" office:time-value="PT03H00M00S" calcext:value-type="time">
            <text:p>03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utomated tests</text:p>
          </table:table-cell>
          <table:table-cell table:style-name="ce37"/>
          <table:table-cell table:style-name="ce49" office:value-type="time" office:time-value="PT06H00M00S" calcext:value-type="time">
            <text:p>06:00</text:p>
          </table:table-cell>
          <table:table-cell table:style-name="ce55"/>
          <table:table-cell table:style-name="ce49" table:formula="of:=MAX([.I$1:.I34])+[.G35]" office:value-type="time" office:time-value="PT09H00M00S" calcext:value-type="time">
            <text:p>09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tests</text:p>
          </table:table-cell>
          <table:table-cell table:style-name="ce37"/>
          <table:table-cell table:style-name="ce49" office:value-type="time" office:time-value="PT02H30M00S" calcext:value-type="time">
            <text:p>02:30</text:p>
          </table:table-cell>
          <table:table-cell table:style-name="ce55"/>
          <table:table-cell table:style-name="ce49" table:formula="of:=MAX([.I$1:.I64])+[.G65]" office:value-type="time" office:time-value="PT11H30M00S" calcext:value-type="time">
            <text:p>11:30</text:p>
          </table:table-cell>
          <table:table-cell table:style-name="ce55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1.4.1." calcext:value-type="string">
            <text:p>1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3" calcext:value-type="float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30M00S" calcext:value-type="time">
            <text:p>01:30</text:p>
          </table:table-cell>
          <table:table-cell table:style-name="ce47" table:formula="of:=['2. Preparation'.$J$3]" office:value-type="time" office:time-value="PT13H15M00S" calcext:value-type="time">
            <text:p>13:15</text:p>
          </table:table-cell>
          <table:table-cell table:style-name="ce53" table:formula="of:=MAX([.I4:.I65547])" office:value-type="time" office:time-value="PT14H45M00S" calcext:value-type="time">
            <text:p>14:4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/>
          <table:table-cell table:style-name="ce33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coding style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3H25M00S" calcext:value-type="time">
            <text:p>13:25</text:p>
          </table:table-cell>
          <table:table-cell table:style-name="ce55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6:.C$6]); &quot;.&quot;)" office:value-type="string" office:string-value="3.1.1." calcext:value-type="string">
            <text:p>3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ssembly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13])+[.G14]" office:value-type="time" office:time-value="PT13H35M00S" calcext:value-type="time">
            <text:p>13:3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utomated test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34])+[.G35]" office:value-type="time" office:time-value="PT14H35M00S" calcext:value-type="time">
            <text:p>14:3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and commit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4])+[.G65]" office:value-type="time" office:time-value="PT14H45M00S" calcext:value-type="time">
            <text:p>14:4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3.4.1." calcext:value-type="string">
            <text:p>3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style-name="ce42"/>
          <table:table-cell table:style-name="ce2" table:number-columns-repeated="2"/>
          <table:table-cell table:style-name="ce70"/>
          <table:table-cell table:style-name="ce42" office:value-type="string" calcext:value-type="string">
            <text:p>100 occurrences totally expected in ArgsHandler, Diagnostics, Usb, Hid,...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70"/>
          <table:table-cell table:style-name="ce42" table:number-columns-repeated="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/>
          <table:table-cell table:style-name="ce34" table:formula="of:=CONCATENATE([.B$65]; COUNTA([.C$66:.C72]); &quot;.&quot;)" office:value-type="string" office:string-value="3.4.2." calcext:value-type="string">
            <text:p>3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 office:value-type="string" calcext:value-type="string">
            <text:p>&gt; Match case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 office:value-type="string" calcext:value-type="string">
            <text:p>&gt; No match whole word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/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70"/>
          <table:table-cell table:style-name="ce42" office:value-type="string" calcext:value-type="string">
            <text:p>272 occurrences totally expected in Diagnostics and Serializer, as well as many 'Test' assemblies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65]; COUNTA([.C$66:.C78]); &quot;.&quot;)" office:value-type="string" office:string-value="3.4.3." calcext:value-type="string">
            <text:p>3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Re-Build YAT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3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3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3])+[.G24]" office:value-type="time" office:time-value="PT16H55M00S" calcext:value-type="time">
            <text:p>16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4]; COUNTA([.C$25:.C30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3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2])+[.G33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3]; COUNTA([.C$34:.C34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8" calcext:value-type="float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iz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8])" office:value-type="time" office:time-value="PT02H10M00S" calcext:value-type="time">
            <text:p>02:10</text:p>
          </table:table-cell>
          <table:table-cell table:style-name="ce47" table:formula="of:=['7. Upload'.$J$3]" office:value-type="time" office:time-value="PT17H05M00S" calcext:value-type="time">
            <text:p>17:05</text:p>
          </table:table-cell>
          <table:table-cell table:style-name="ce53" table:formula="of:=MAX([.I4:.I65538])" office:value-type="time" office:time-value="PT18H55M00S" calcext:value-type="time">
            <text:p>18:5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7"/>
          <table:table-cell table:style-name="ce39"/>
          <table:table-cell table:style-name="ce37" office:value-type="string" calcext:value-type="string">
            <text:p>Submit new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7H20M00S" calcext:value-type="time">
            <text:p>17:2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8.1.1." calcext:value-type="string">
            <text:p>8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7]); &quot;.&quot;)" office:value-type="string" office:string-value="8.1.2." calcext:value-type="string">
            <text:p>8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nd e-mail to the YAT mailing list (Attention: Mail delay up to 60 min !!!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5])+[.G16]" office:value-type="time" office:time-value="PT17H35M00S" calcext:value-type="time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4]); &quot;.&quot;)" office:value-type="string" office:string-value="8.2.6." calcext:value-type="string">
            <text:p>8.2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6]); &quot;.&quot;)" office:value-type="string" office:string-value="8.2.7." calcext:value-type="string">
            <text:p>8.2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9]); &quot;.&quot;)" office:value-type="string" office:string-value="8.2.9." calcext:value-type="string">
            <text:p>8.2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31])+[.G32]" office:value-type="time" office:time-value="PT17H40M00S" calcext:value-type="time">
            <text:p>17:4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8.3.1." calcext:value-type="string">
            <text:p>8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2]; COUNTA([.C$33:.C34]); &quot;.&quot;)" office:value-type="string" office:string-value="8.3.2." calcext:value-type="string">
            <text:p>8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ecreate and verify working copy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35])+[.G36]" office:value-type="time" office:time-value="PT17H55M00S" calcext:value-type="time">
            <text:p>17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6]; COUNTA([.C$37:.C37]); &quot;.&quot;)" office:value-type="string" office:string-value="8.4.1." calcext:value-type="string">
            <text:p>8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8]); &quot;.&quot;)" office:value-type="string" office:string-value="8.4.2." calcext:value-type="string">
            <text:p>8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9]); &quot;.&quot;)" office:value-type="string" office:string-value="8.4.3." calcext:value-type="string">
            <text:p>8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0]); &quot;.&quot;)" office:value-type="string" office:string-value="8.4.4." calcext:value-type="string">
            <text:p>8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1]); &quot;.&quot;)" office:value-type="string" office:string-value="8.4.5." calcext:value-type="string">
            <text:p>8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2]); &quot;.&quot;)" office:value-type="string" office:string-value="8.4.6." calcext:value-type="string">
            <text:p>8.4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3]); &quot;.&quot;)" office:value-type="string" office:string-value="8.4.7." calcext:value-type="string">
            <text:p>8.4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4]); &quot;.&quot;)" office:value-type="string" office:string-value="8.4.8." calcext:value-type="string">
            <text:p>8.4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5]); &quot;.&quot;)" office:value-type="string" office:string-value="8.4.9." calcext:value-type="string">
            <text:p>8.4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47]); &quot;.&quot;)" office:value-type="string" office:string-value="8.5." calcext:value-type="string">
            <text:p>8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rchive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6])+[.G47]" office:value-type="time" office:time-value="PT18H10M00S" calcext:value-type="time">
            <text:p>18:1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47]; COUNTA([.C$48:.C48]); &quot;.&quot;)" office:value-type="string" office:string-value="8.5.1." calcext:value-type="string">
            <text:p>8.5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47]; COUNTA([.C$48:.C50]); &quot;.&quot;)" office:value-type="string" office:string-value="8.5.2." calcext:value-type="string">
            <text:p>8.5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52]); &quot;.&quot;)" office:value-type="string" office:string-value="8.6." calcext:value-type="string">
            <text:p>8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and verify working copy (wait for a few days in case of a severe issue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51])+[.G52]" office:value-type="time" office:time-value="PT18H25M00S" calcext:value-type="time">
            <text:p>18:25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3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2]; COUNTA([.C$53:.C54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6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7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9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2]; COUNTA([.C$53:.C60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2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3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5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number-columns-repeated="2"/>
          <table:table-cell table:style-name="ce34" table:formula="of:=CONCATENATE([.B$52]; COUNTA([.C$53:.C67]); &quot;.&quot;)" office:value-type="string" office:string-value="8.6.10." calcext:value-type="string">
            <text:p>8.6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9]); &quot;.&quot;)" office:value-type="string" office:string-value="8.6.11." calcext:value-type="string">
            <text:p>8.6.1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71]); &quot;.&quot;)" office:value-type="string" office:string-value="8.7." calcext:value-type="string">
            <text:p>8.7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tatistic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66])+[.G71]" office:value-type="time" office:time-value="PT18H40M00S" calcext:value-type="time">
            <text:p>18:40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1]; COUNTA([.C$72:.C72]); &quot;.&quot;)" office:value-type="string" office:string-value="8.7.1." calcext:value-type="string">
            <text:p>8.7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"/>
          <table:table-cell table:style-name="ce33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73])+[.G74]" office:value-type="time" office:time-value="PT18H45M00S" calcext:value-type="time">
            <text:p>18:4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74]; COUNTA([.C$75:.C75]); &quot;.&quot;)" office:value-type="string" office:string-value="8.8.1." calcext:value-type="string">
            <text:p>8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/>
          <table:table-cell table:style-name="ce33" table:formula="of:=CONCATENATE([.A$3]; &quot;.&quot;; COUNTA([.B$5:.B77]); &quot;.&quot;)" office:value-type="string" office:string-value="8.9." calcext:value-type="string">
            <text:p>8.9.</text:p>
          </table:table-cell>
          <table:table-cell table:style-name="ce37"/>
          <table:table-cell table:style-name="ce39"/>
          <table:table-cell table:style-name="ce37" office:value-type="string" calcext:value-type="string">
            <text:p>Backup PC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70])+[.G77]" office:value-type="time" office:time-value="PT18H55M00S" calcext:value-type="time">
            <text:p>18:5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7]; COUNTA([.C$78:.C78]); &quot;.&quot;)" office:value-type="string" office:string-value="8.9.1." calcext:value-type="string">
            <text:p>8.9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77]; COUNTA([.C$78:.C79]); &quot;.&quot;)" office:value-type="string" office:string-value="8.9.2." calcext:value-type="string">
            <text:p>8.9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3:'0. Overview'.C38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.00.0000</text:date>, <text:time style:data-style-name="N2" text:time-value="02:15:52.11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0H46M37S</meta:editing-duration>
    <meta:editing-cycles>179</meta:editing-cycles>
    <meta:generator>LibreOffice/5.0.4.2$Windows_X86_64 LibreOffice_project/2b9802c1994aa0b7dc6079e128979269cf95bc78</meta:generator>
    <meta:initial-creator>Matthias Kläy</meta:initial-creator>
    <dc:date>2016-09-17T02:16:36.986000000</dc:date>
    <meta:print-date>2016-08-27T13:56:29.400000000</meta:print-date>
    <meta:document-statistic meta:table-count="9" meta:cell-count="994" meta:object-count="0"/>
  </office:meta>
</office:document-meta>
</file>